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eam Interface for Headmaster</text:p>
      <text:p text:style-name="Standard"/>
      <text:p text:style-name="Standard">Headmaster is an application that just screams to be implemented on a mobile, touch-based platform. <text:s/>The system itself is designed to keep records of all of the student body, which itself is not stationary or based solely around a classroom. <text:s/>With all of its administrative information, such as Student's information, Events, and Grants, Headmaster would prove to be a viable resource to be available at one's fingertips at a seconds notice. Mobility is key in today's world; as technology moves forward, the push for easy-access, portable devices is strengthened. <text:s/>No one has time to be tethered down to a power cord, or even to sit down with a laptop. <text:s/>Physical keyboards have been replaced with on-screen ones; mice have been nixed in favor of the touchscreen. Thus, the next step for the Headmaster system is to be designed for a mobile, touch-based platform. <text:s text:c="2"/></text:p>
      <text:p text:style-name="Standard"/>
      <text:p text:style-name="Standard">All administrative offices will be equipped with a set of 20 iPads, which are each outfitted with a fingerprint scanner. <text:s/>Each of these will be loaded with and are completely devoted to the Headmaster system. <text:s/>In order to check out an iPad, one must scan their fingerprint. <text:s/>This will give the appropriate permissions to that user.</text:p>
      <text:p text:style-name="Standard"/>
      <text:p text:style-name="Standard">The Headmaster System</text:p>
      <text:p text:style-name="Standard">three types of accounts, professor, administrators, students.</text:p>
      <text:p text:style-name="Standard">All three can change student information, but the student, student advisor must approve. <text:s/>Deans of colleges can override all three. <text:s/></text:p>
      <text:p text:style-name="Standard"/>
      <text:p text:style-name="Standard">The Classroom Setting</text:p>
      <text:p text:style-name="Standard">When a person enters a classroom, the iPad will automatically sense the location via a short-range Bluetooth transmitter which will broadcast the location of the room. <text:s/>Based upon the time and classroom location, Headmaster will retrieve a roster for the appropriate users, namely the instructor of the course or an administrator. <text:s/></text:p>
      <text:p text:style-name="Standard">For an instructor, the roster appears along with the MYLMUConnect course page. <text:s/>From the roster, </text:p>
      <text:p text:style-name="Standard">If Headmaster is logged on with a student account, it will provide only course information which would detail prerequisites, instructors, times, and avaliability. Ff that student is enrolled in the course, the MYLMUConnect course page will appear. Alternatively, if that student is supposed to be in a different class, a warning will appear telling the student that he or she is in the incorrect classroom. <text:s/></text:p>
      <text:p text:style-name="Standard"/>
      <text:p text:style-name="Standard">The Student Page</text:p>
      <text:p text:style-name="Standard"/>
      <text:p text:style-name="Standard">A CAPP report is accessible only if Headmaster is logged on with that student's account or that student's advisor's account. <text:s/>The CAPP report can be accessed by either an administrator or instructor with the swipe of that student's finger.</text:p>
      <text:p text:style-name="Standard"/>
      <text:p text:style-name="Standard"/>
      <text:p text:style-name="Standard"/>
      <text:p text:style-name="Standard">Events</text:p>
      <text:p text:style-name="Standard">Integration with MYLMUConnect, connect with LionMail Google Calendar</text:p>
      <text:p text:style-name="Standard"/>
      <text:p text:style-name="Standard">Grants</text:p>
      <text:p text:style-name="Standard"/>
      <text:p text:style-name="Standard">Implementation</text:p>
      <text:p text:style-name="Standard">Screenshots of screens</text:p>
      <text:p text:style-name="Standard">motion implements</text:p>
      <text:p text:style-name="Standard">navig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SH </meta:initial-creator>
    <meta:creation-date>2012-11-26T22:29:03</meta:creation-date>
    <dc:date>2012-11-27T00:00:42</dc:date>
    <dc:creator>KSH </dc:creator>
    <meta:editing-duration>PT1H1M18S</meta:editing-duration>
    <meta:editing-cycles>7</meta:editing-cycles>
    <meta:generator>LibreOffice/3.5$Linux_X86_64 LibreOffice_project/350m1$Build-2</meta:generator>
    <meta:document-statistic meta:table-count="0" meta:image-count="0" meta:object-count="0" meta:page-count="1" meta:paragraph-count="19" meta:word-count="426" meta:character-count="2698" meta:non-whitespace-character-count="2270"/>
  </office:meta>
</office:document-meta>
</file>